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8cm" fo:min-width="0.906cm"/>
      <style:paragraph-properties style:writing-mode="lr-tb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0.081cm" fo:min-width="0.058cm"/>
    </style:style>
    <style:style style:name="gr6" style:family="graphic" style:parent-style-name="standard">
      <style:graphic-properties draw:textarea-horizontal-align="justify" draw:textarea-vertical-align="middle" draw:auto-grow-height="false" fo:min-height="0.058cm" fo:min-width="0.02cm"/>
    </style:style>
    <style:style style:name="gr7" style:family="graphic" style:parent-style-name="standard">
      <style:graphic-properties draw:textarea-horizontal-align="justify" draw:textarea-vertical-align="middle" draw:auto-grow-height="false" fo:min-height="0.06cm" fo:min-width="0.022cm"/>
    </style:style>
    <style:style style:name="gr8" style:family="graphic" style:parent-style-name="standard">
      <style:graphic-properties draw:stroke="none" svg:stroke-color="#000000" draw:fill="none" draw:fill-color="#ffffff" fo:min-height="1.0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3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994cm" fo:min-width="0.256cm"/>
    </style:style>
    <style:style style:name="gr13" style:family="graphic" style:parent-style-name="standard">
      <style:graphic-properties draw:stroke="none" svg:stroke-color="#000000" draw:fill="none" draw:fill-color="#ffffff" fo:min-height="1.5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5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205cm" fo:min-width="0.244cm"/>
    </style:style>
    <style:style style:name="gr16" style:family="graphic" style:parent-style-name="standard">
      <style:graphic-properties draw:textarea-horizontal-align="justify" draw:textarea-vertical-align="middle" draw:auto-grow-height="false" fo:min-height="0.079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078cm" fo:min-width="0cm"/>
    </style:style>
    <style:style style:name="gr18" style:family="graphic" style:parent-style-name="standard">
      <style:graphic-properties draw:stroke="none" svg:stroke-color="#000000" draw:fill="none" draw:fill-color="#ffffff" fo:min-height="1.016cm"/>
      <style:paragraph-properties style:writing-mode="lr-tb"/>
    </style:style>
    <style:style style:name="gr19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88cm" svg:height="1.99cm" svg:x="1.86cm" svg:y="9.214cm"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0.882cm" svg:height="1.126cm" draw:transform="skewX (-0.00261799387799148) rotate (1.89403130426425) translate (2.46875869334675cm 10.7526077902525cm)" svg:viewBox="0 0 883 1127" svg:d="M204 10c149-39 287 49 429 68 175 24 307 217 226 362-95 170-319 139-480 126-150-13-404 18-377 221 31 229 269 199 420 276l135 45 55 19">
          <text:p/>
        </draw:path>
        <draw:g>
          <draw:path draw:style-name="gr3" draw:text-style-name="P3" draw:layer="layout" svg:width="0.844cm" svg:height="0.305cm" draw:transform="skewX (0.0289724655831059) rotate (-0.130899693899576) translate (5.61329172441613cm 10.4657573938615cm)" svg:viewBox="0 0 845 306" svg:d="M0 0c786-1 845 306 845 306">
            <text:p/>
          </draw:path>
          <draw:path draw:style-name="gr3" draw:text-style-name="P3" draw:layer="layout" svg:width="0.851cm" svg:height="0.304cm" draw:transform="skewX (-0.0418879020478639) rotate (-3.02203759982818) translate (6.45251438327329cm 11.1268053783001cm)" svg:viewBox="0 0 852 305" svg:d="M852 0c-788-2-852 305-852 305">
            <text:p/>
          </draw:path>
          <draw:path draw:style-name="gr3" draw:text-style-name="P3" draw:layer="layout" svg:width="0.843cm" svg:height="0.121cm" draw:transform="skewX (-0.346622389446074) rotate (0.0417133691226645) translate (4.77069706694231cm 10.5116278363908cm)" svg:viewBox="0 0 844 122" svg:d="M844 0c-782 0-844 122-844 122">
            <text:p/>
          </draw:path>
          <draw:path draw:style-name="gr3" draw:text-style-name="P3" draw:layer="layout" svg:width="0.842cm" svg:height="0.181cm" draw:transform="skewX (0.192684349420174) rotate (3.06322737017525) translate (5.63934708168285cm 10.8508027723231cm)" svg:viewBox="0 0 843 182" svg:d="M0 0c782 0 843 182 843 182">
            <text:p/>
          </draw:path>
          <draw:path draw:style-name="gr3" draw:text-style-name="P3" draw:layer="layout" svg:width="0.85cm" svg:height="0.3cm" draw:transform="skewX (-0.0373500459926786) rotate (-3.0180233425486) translate (6.47887609963674cm 10.746846850561cm)" svg:viewBox="0 0 851 301" svg:d="M851 0c-787-6-851 301-851 301">
            <text:p/>
          </draw:path>
          <draw:path draw:style-name="gr3" draw:text-style-name="P3" draw:layer="layout" svg:width="0.845cm" svg:height="0.305cm" draw:transform="skewX (0.0314159265358979) rotate (-0.131074226824775) translate (5.64121127234276cm 10.0311297037831cm)" svg:viewBox="0 0 846 306" svg:d="M0 0c786-1 846 306 846 306">
            <text:p/>
          </draw:path>
          <draw:path draw:style-name="gr3" draw:text-style-name="P3" draw:layer="layout" svg:width="0.841cm" svg:height="0.122cm" draw:transform="skewX (-0.335277749308111) rotate (0.039095375244673) translate (4.77984026205784cm 10.0639143784124cm)" svg:viewBox="0 0 842 123" svg:d="M842 0c-782 2-842 123-842 123">
            <text:p/>
          </draw:path>
          <draw:path draw:style-name="gr3" draw:text-style-name="P3" draw:layer="layout" svg:width="0.842cm" svg:height="0.178cm" draw:transform="skewX (0.187971960439789) rotate (3.05921311289566) translate (5.64297867680047cm 10.4044741608944cm)" svg:viewBox="0 0 843 179" svg:d="M0 0c782-3 843 179 843 179">
            <text:p/>
          </draw:path>
          <draw:path draw:style-name="gr3" draw:text-style-name="P3" draw:layer="layout" svg:width="0.849cm" svg:height="0.301cm" draw:transform="skewX (-0.0345575191894877) rotate (-3.01941960595019) translate (6.48144443377384cm 10.3017846634318cm)" svg:viewBox="0 0 850 302" svg:d="M850 0c-787-5-850 302-850 302">
            <text:p/>
          </draw:path>
          <draw:path draw:style-name="gr3" draw:text-style-name="P3" draw:layer="layout" svg:width="0.845cm" svg:height="0.306cm" draw:transform="skewX (0.0315904594610974) rotate (-0.12967796342318) translate (5.62056556294947cm 9.57392807000569cm)" svg:viewBox="0 0 846 307" svg:d="M0 0c786 0 846 307 846 307">
            <text:p/>
          </draw:path>
          <draw:path draw:style-name="gr3" draw:text-style-name="P3" draw:layer="layout" svg:width="0.841cm" svg:height="0.118cm" draw:transform="skewX (-0.335277749308111) rotate (0.0452040276266531) translate (4.7846445138861cm 9.62261216490132cm)" svg:viewBox="0 0 842 119" svg:d="M842 0c-781-2-842 119-842 119">
            <text:p/>
          </draw:path>
          <draw:path draw:style-name="gr3" draw:text-style-name="P3" draw:layer="layout" svg:width="0.843cm" svg:height="0.179cm" draw:transform="skewX (0.193382481120972) rotate (3.06026031044686) translate (5.64661668641958cm 9.95898683151449cm)" svg:viewBox="0 0 844 180" svg:d="M0 0c782-2 844 180 844 180">
            <text:p/>
          </draw:path>
          <draw:path draw:style-name="gr3" draw:text-style-name="P3" draw:layer="layout" svg:width="0.849cm" svg:height="0.301cm" draw:transform="skewX (-0.0345575191894877) rotate (-3.01924507302499) translate (6.48510777731392cm 9.85616377689713cm)" svg:viewBox="0 0 850 302" svg:d="M850 0c-787-5-850 302-850 302">
            <text:p/>
          </draw:path>
          <draw:path draw:style-name="gr3" draw:text-style-name="P3" draw:layer="layout" svg:width="0.845cm" svg:height="0.305cm" draw:transform="skewX (0.0291469985083053) rotate (-0.131248759749975) translate (5.64831146579765cm 9.16067816732943cm)" svg:viewBox="0 0 846 306" svg:d="M0 0c786-2 846 306 846 306">
            <text:p/>
          </draw:path>
          <draw:line draw:style-name="gr3" draw:text-style-name="P3" draw:layer="layout" svg:x1="5.603cm" svg:y1="11.194cm" svg:x2="5.61cm" svg:y2="12.284cm">
            <text:p/>
          </draw:line>
          <draw:line draw:style-name="gr3" draw:text-style-name="P3" draw:layer="layout" svg:x1="5.643cm" svg:y1="8.075cm" svg:x2="5.65cm" svg:y2="9.165cm">
            <text:p/>
          </draw:line>
        </draw:g>
        <draw:line draw:style-name="gr4" draw:text-style-name="P2" draw:layer="layout" svg:x1="2.877cm" svg:y1="9.261cm" svg:x2="2.877cm" svg:y2="7.966cm">
          <text:p/>
        </draw:line>
        <draw:line draw:style-name="gr4" draw:text-style-name="P2" draw:layer="layout" svg:x1="2.877cm" svg:y1="8.075cm" svg:x2="5.683cm" svg:y2="8.067cm">
          <text:p/>
        </draw:line>
        <draw:line draw:style-name="gr4" draw:text-style-name="P2" draw:layer="layout" svg:x1="2.877cm" svg:y1="12.499cm" svg:x2="2.877cm" svg:y2="11.204cm">
          <text:p/>
        </draw:line>
        <draw:line draw:style-name="gr4" draw:text-style-name="P2" draw:layer="layout" svg:x1="2.877cm" svg:y1="12.284cm" svg:x2="5.683cm" svg:y2="12.276cm">
          <text:p/>
        </draw:line>
        <draw:g>
          <draw:path draw:style-name="gr3" draw:text-style-name="P3" draw:layer="layout" svg:width="0.847cm" svg:height="0.305cm" draw:transform="skewX (-0.0364773813666815) rotate (0.130550628049176) translate (7.44798371083122cm 10.5761101987972cm)" svg:viewBox="0 0 848 306" svg:d="M848 0c-786-1-848 306-848 306">
            <text:p/>
          </draw:path>
          <draw:path draw:style-name="gr3" draw:text-style-name="P3" draw:layer="layout" svg:width="0.851cm" svg:height="0.304cm" draw:transform="skewX (0.0420624349730633) rotate (3.02203759982818) translate (8.29489703360476cm 11.2283937668715cm)" svg:viewBox="0 0 852 305" svg:d="M0 0c787-2 852 305 852 305">
            <text:p/>
          </draw:path>
          <draw:path draw:style-name="gr3" draw:text-style-name="P3" draw:layer="layout" svg:width="0.843cm" svg:height="0.121cm" draw:transform="skewX (0.346622389446074) rotate (-0.0417133691226648) translate (8.28775032688753cm 10.4764307113411cm)" svg:viewBox="0 0 844 122" svg:d="M0 0c782 0 844 122 844 122">
            <text:p/>
          </draw:path>
          <draw:path draw:style-name="gr3" draw:text-style-name="P3" draw:layer="layout" svg:width="0.842cm" svg:height="0.181cm" draw:transform="skewX (-0.191986217719376) rotate (-3.06305283725005) translate (9.10304720771248cm 10.7846420949433cm)" svg:viewBox="0 0 843 182" svg:d="M843 0c-782 0-843 182-843 182">
            <text:p/>
          </draw:path>
          <draw:path draw:style-name="gr3" draw:text-style-name="P3" draw:layer="layout" svg:width="0.85cm" svg:height="0.3cm" draw:transform="skewX (0.0373500459926786) rotate (3.01837240839899) translate (8.2674404939178cm 10.8517368521947cm)" svg:viewBox="0 0 851 301" svg:d="M0 0c787-6 851 301 851 301">
            <text:p/>
          </draw:path>
          <draw:path draw:style-name="gr3" draw:text-style-name="P3" draw:layer="layout" svg:width="0.846cm" svg:height="0.304cm" draw:transform="skewX (-0.0315904594610974) rotate (0.132121424375971) translate (7.42128763240992cm 10.1426540897121cm)" svg:viewBox="0 0 847 305" svg:d="M847 0c-786-2-847 305-847 305">
            <text:p/>
          </draw:path>
          <draw:path draw:style-name="gr3" draw:text-style-name="P3" draw:layer="layout" svg:width="0.842cm" svg:height="0.122cm" draw:transform="skewX (0.337197611485304) rotate (-0.0390953752446735) translate (8.28005452059561cm 10.0309852209827cm)" svg:viewBox="0 0 843 123" svg:d="M0 0c783 2 843 123 843 123">
            <text:p/>
          </draw:path>
          <draw:path draw:style-name="gr3" draw:text-style-name="P3" draw:layer="layout" svg:width="0.843cm" svg:height="0.178cm" draw:transform="skewX (-0.193382481120972) rotate (-3.05921311289566) translate (9.09950373951682cm 10.3350573476095cm)" svg:viewBox="0 0 844 179" svg:d="M844 0c-782-3-844 179-844 179">
            <text:p/>
          </draw:path>
          <draw:path draw:style-name="gr3" draw:text-style-name="P3" draw:layer="layout" svg:width="0.848cm" svg:height="0.302cm" draw:transform="skewX (0.0321140582366957) rotate (3.01994320472579) translate (8.26380483449952cm 10.4053447767916cm)" svg:viewBox="0 0 849 303" svg:d="M0 0c787-4 849 303 849 303">
            <text:p/>
          </draw:path>
          <draw:path draw:style-name="gr3" draw:text-style-name="P3" draw:layer="layout" svg:width="0.846cm" svg:height="0.306cm" draw:transform="skewX (-0.0342084533390889) rotate (0.12932889757278) translate (7.44160229221532cm 9.68311915980781cm)" svg:viewBox="0 0 847 307" svg:d="M847 0c-786 0-847 307-847 307">
            <text:p/>
          </draw:path>
          <draw:path draw:style-name="gr3" draw:text-style-name="P3" draw:layer="layout" svg:width="0.84cm" svg:height="0.118cm" draw:transform="skewX (0.333183354205717) rotate (-0.0453785605518535) translate (8.27643068333718cm 9.58458037353873cm)" svg:viewBox="0 0 841 119" svg:d="M0 0c781-3 841 119 841 119">
            <text:p/>
          </draw:path>
          <draw:path draw:style-name="gr3" draw:text-style-name="P3" draw:layer="layout" svg:width="0.842cm" svg:height="0.179cm" draw:transform="skewX (-0.192684349420174) rotate (-3.06060937629726) translate (9.09580078954298cm 9.89075272548554cm)" svg:viewBox="0 0 843 180" svg:d="M843 0c-782-2-843 180-843 180">
            <text:p/>
          </draw:path>
          <draw:path draw:style-name="gr3" draw:text-style-name="P3" draw:layer="layout" svg:width="0.849cm" svg:height="0.301cm" draw:transform="skewX (0.0347320521146872) rotate (3.01941960595019) translate (8.26016962689336cm 9.95988288607848cm)" svg:viewBox="0 0 850 302" svg:d="M0 0c787-5 850 302 850 302">
            <text:p/>
          </draw:path>
          <draw:path draw:style-name="gr3" draw:text-style-name="P3" draw:layer="layout" svg:width="0.844cm" svg:height="0.305cm" draw:transform="skewX (-0.0291469985083053) rotate (0.130550628049176) translate (7.41519233235284cm 9.27074033922682cm)" svg:viewBox="0 0 845 306" svg:d="M845 0c-786-1-845 306-845 306">
            <text:p/>
          </draw:path>
          <draw:line draw:style-name="gr3" draw:text-style-name="P3" draw:layer="layout" svg:x1="8.298cm" svg:y1="11.194cm" svg:x2="8.291cm" svg:y2="12.284cm">
            <text:p/>
          </draw:line>
          <draw:line draw:style-name="gr3" draw:text-style-name="P3" draw:layer="layout" svg:x1="8.258cm" svg:y1="8.075cm" svg:x2="8.251cm" svg:y2="9.165cm">
            <text:p/>
          </draw:line>
        </draw:g>
        <draw:line draw:style-name="gr4" draw:text-style-name="P2" draw:layer="layout" svg:x1="10.431cm" svg:y1="10.232cm" svg:x2="12.589cm" svg:y2="8.074cm">
          <text:p/>
        </draw:line>
        <draw:line draw:style-name="gr4" draw:text-style-name="P2" draw:layer="layout" svg:x1="12.59cm" svg:y1="12.391cm" svg:x2="14.748cm" svg:y2="10.233cm">
          <text:p/>
        </draw:line>
        <draw:line draw:style-name="gr4" draw:text-style-name="P2" draw:layer="layout" svg:x1="14.748cm" svg:y1="10.232cm" svg:x2="12.59cm" svg:y2="8.074cm">
          <text:p/>
        </draw:line>
        <draw:line draw:style-name="gr4" draw:text-style-name="P2" draw:layer="layout" svg:x1="12.589cm" svg:y1="12.391cm" svg:x2="10.431cm" svg:y2="10.233cm">
          <text:p/>
        </draw:line>
        <draw:g>
          <draw:custom-shape draw:style-name="gr5" draw:text-style-name="P4" draw:layer="layout" svg:width="1.115cm" svg:height="0.993cm" draw:transform="skewX (-0.0171042266695446) rotate (0.805120383944984) translate (10.805cm 9.12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1.534cm" svg:y1="8.293cm" svg:x2="12.374cm" svg:y2="9.165cm">
            <text:p/>
          </draw:line>
        </draw:g>
        <draw:g>
          <draw:custom-shape draw:style-name="gr6" draw:text-style-name="P4" draw:layer="layout" svg:width="1.038cm" svg:height="0.925cm" draw:transform="skewX (-0.0162315620435473) rotate (0.805120383944984) translate (12.965cm 11.3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3.642cm" svg:y1="10.556cm" svg:x2="14.424cm" svg:y2="11.368cm">
            <text:p/>
          </draw:line>
        </draw:g>
        <draw:g>
          <draw:custom-shape draw:style-name="gr7" draw:text-style-name="P4" draw:layer="layout" svg:width="1.043cm" svg:height="0.93cm" draw:transform="skewX (-0.0193731546971371) rotate (2.33315614406602) translate (13.632cm 9.8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4.322cm" svg:y1="9.05cm" svg:x2="13.539cm" svg:y2="9.872cm">
            <text:p/>
          </draw:line>
        </draw:g>
        <draw:g>
          <draw:custom-shape draw:style-name="gr7" draw:text-style-name="P4" draw:layer="layout" svg:width="1.043cm" svg:height="0.93cm" draw:transform="skewX (-0.0160570291183478) rotate (2.33315614406602) translate (11.47cm 11.89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2.158cm" svg:y1="11.138cm" svg:x2="11.375cm" svg:y2="11.96cm">
            <text:p/>
          </draw:line>
        </draw:g>
        <draw:line draw:style-name="gr4" draw:text-style-name="P2" draw:layer="layout" svg:x1="8.273cm" svg:y1="8.074cm" svg:x2="8.273cm" svg:y2="6.995cm">
          <text:p/>
        </draw:line>
        <draw:line draw:style-name="gr4" draw:text-style-name="P2" draw:layer="layout" svg:x1="8.273cm" svg:y1="13.362cm" svg:x2="8.273cm" svg:y2="12.283cm">
          <text:p/>
        </draw:line>
        <draw:line draw:style-name="gr4" draw:text-style-name="P2" draw:layer="layout" svg:x1="8.273cm" svg:y1="6.995cm" svg:x2="12.59cm" svg:y2="6.995cm">
          <text:p/>
        </draw:line>
        <draw:line draw:style-name="gr4" draw:text-style-name="P2" draw:layer="layout" svg:x1="12.59cm" svg:y1="8.074cm" svg:x2="12.59cm" svg:y2="6.995cm">
          <text:p/>
        </draw:line>
        <draw:line draw:style-name="gr4" draw:text-style-name="P2" draw:layer="layout" svg:x1="8.273cm" svg:y1="13.362cm" svg:x2="12.59cm" svg:y2="13.362cm">
          <text:p/>
        </draw:line>
        <draw:line draw:style-name="gr4" draw:text-style-name="P2" draw:layer="layout" svg:x1="12.59cm" svg:y1="13.47cm" svg:x2="12.59cm" svg:y2="12.391cm">
          <text:p/>
        </draw:line>
        <draw:line draw:style-name="gr4" draw:text-style-name="P2" draw:layer="layout" svg:x1="9.892cm" svg:y1="10.233cm" svg:x2="10.432cm" svg:y2="10.233cm">
          <text:p/>
        </draw:line>
        <draw:line draw:style-name="gr4" draw:text-style-name="P2" draw:layer="layout" svg:x1="9.892cm" svg:y1="10.233cm" svg:x2="9.892cm" svg:y2="13.039cm">
          <text:p/>
        </draw:line>
        <draw:path draw:style-name="gr4" draw:text-style-name="P2" draw:layer="layout" svg:width="0.445cm" svg:height="0.759cm" svg:x="9.901cm" svg:y="13.004cm" svg:viewBox="0 0 446 760" svg:d="M0 18c122 9 294-70 366 45 65 103 72 217 80 354 9 164-107 262-217 320l-115 23h-57">
          <text:p/>
        </draw:path>
        <draw:line draw:style-name="gr4" draw:text-style-name="P2" draw:layer="layout" svg:x1="10cm" svg:y1="13.794cm" svg:x2="10cm" svg:y2="14.549cm">
          <text:p/>
        </draw:line>
        <draw:line draw:style-name="gr4" draw:text-style-name="P2" draw:layer="layout" svg:x1="14.748cm" svg:y1="10.233cm" svg:x2="15.827cm" svg:y2="10.233cm">
          <text:p/>
        </draw:line>
        <draw:line draw:style-name="gr4" draw:text-style-name="P2" draw:layer="layout" svg:x1="15.827cm" svg:y1="10.233cm" svg:x2="15.827cm" svg:y2="6.995cm">
          <text:p/>
        </draw:line>
        <draw:line draw:style-name="gr4" draw:text-style-name="P2" draw:layer="layout" svg:x1="15.827cm" svg:y1="6.995cm" svg:x2="23.381cm" svg:y2="6.995cm">
          <text:p/>
        </draw:line>
        <draw:line draw:style-name="gr4" draw:text-style-name="P2" draw:layer="layout" svg:x1="10cm" svg:y1="14.55cm" svg:x2="15.828cm" svg:y2="14.55cm">
          <text:p/>
        </draw:line>
        <draw:line draw:style-name="gr4" draw:text-style-name="P2" draw:layer="layout" svg:x1="15.827cm" svg:y1="13.47cm" svg:x2="15.827cm" svg:y2="14.549cm">
          <text:p/>
        </draw:line>
        <draw:line draw:style-name="gr4" draw:text-style-name="P2" draw:layer="layout" svg:x1="15.827cm" svg:y1="13.47cm" svg:x2="26.835cm" svg:y2="13.47cm">
          <text:p/>
        </draw:line>
        <draw:frame draw:style-name="gr8" draw:text-style-name="P5" draw:layer="layout" svg:width="2.051cm" svg:height="1.277cm" svg:x="0.934cm" svg:y="8.074cm">
          <draw:text-box>
            <text:p>vS(t)</text:p>
          </draw:text-box>
        </draw:frame>
        <draw:frame draw:style-name="gr9" draw:text-style-name="P5" draw:layer="layout" svg:width="0.972cm" svg:height="1.038cm" svg:x="3.74cm" svg:y="7.211cm">
          <draw:text-box>
            <text:p>1</text:p>
          </draw:text-box>
        </draw:frame>
        <draw:frame draw:style-name="gr10" draw:text-style-name="P5" draw:layer="layout" svg:width="0.972cm" svg:height="1.039cm" svg:x="5.035cm" svg:y="12.323cm">
          <draw:text-box>
            <text:p>0</text:p>
          </draw:text-box>
        </draw:frame>
        <draw:g>
          <draw:line draw:style-name="gr3" draw:text-style-name="P3" draw:layer="layout" svg:x1="3.955cm" svg:y1="12.936cm" svg:x2="1.69cm" svg:y2="12.949cm">
            <text:p/>
          </draw:line>
          <draw:line draw:style-name="gr3" draw:text-style-name="P3" draw:layer="layout" svg:x1="3.956cm" svg:y1="12.929cm" svg:x2="1.691cm" svg:y2="12.942cm">
            <text:p/>
          </draw:line>
          <draw:line draw:style-name="gr3" draw:text-style-name="P3" draw:layer="layout" svg:x1="2.308cm" svg:y1="13.224cm" svg:x2="3.434cm" svg:y2="13.224cm">
            <text:p/>
          </draw:line>
          <draw:line draw:style-name="gr3" draw:text-style-name="P3" draw:layer="layout" svg:x1="2.612cm" svg:y1="13.47cm" svg:x2="3.153cm" svg:y2="13.47cm">
            <text:p/>
          </draw:line>
          <draw:line draw:style-name="gr3" draw:text-style-name="P3" draw:layer="layout" svg:x1="2.852cm" svg:y1="12.918cm" svg:x2="2.861cm" svg:y2="12.283cm">
            <text:p/>
          </draw:line>
        </draw:g>
        <draw:frame draw:style-name="gr10" draw:text-style-name="P5" draw:layer="layout" svg:width="0.97cm" svg:height="1.039cm" svg:x="10.324cm" svg:y="6.024cm">
          <draw:text-box>
            <text:p>2</text:p>
          </draw:text-box>
        </draw:frame>
        <draw:frame draw:style-name="gr10" draw:text-style-name="P5" draw:layer="layout" svg:width="0.973cm" svg:height="1.039cm" svg:x="7.409cm" svg:y="12.175cm">
          <draw:text-box>
            <text:p>3</text:p>
          </draw:text-box>
        </draw:frame>
        <draw:frame draw:style-name="gr11" draw:text-style-name="P5" draw:layer="layout" svg:width="2.267cm" svg:height="2.573cm" svg:x="15.611cm" svg:y="5.808cm">
          <draw:text-box>
            <text:p>VCC</text:p>
          </draw:text-box>
        </draw:frame>
        <draw:frame draw:style-name="gr11" draw:text-style-name="P5" draw:layer="layout" svg:width="2.158cm" svg:height="2.573cm" svg:x="16.044cm" svg:y="13.727cm">
          <draw:text-box>
            <text:p>GND</text:p>
          </draw:text-box>
        </draw:frame>
        <draw:g>
          <draw:line draw:style-name="gr3" draw:text-style-name="P3" draw:layer="layout" svg:x1="11.078cm" svg:y1="15.095cm" svg:x2="8.813cm" svg:y2="15.108cm">
            <text:p/>
          </draw:line>
          <draw:line draw:style-name="gr3" draw:text-style-name="P3" draw:layer="layout" svg:x1="11.079cm" svg:y1="15.087cm" svg:x2="8.814cm" svg:y2="15.1cm">
            <text:p/>
          </draw:line>
          <draw:line draw:style-name="gr3" draw:text-style-name="P3" draw:layer="layout" svg:x1="9.431cm" svg:y1="15.382cm" svg:x2="10.557cm" svg:y2="15.382cm">
            <text:p/>
          </draw:line>
          <draw:line draw:style-name="gr3" draw:text-style-name="P3" draw:layer="layout" svg:x1="9.735cm" svg:y1="15.629cm" svg:x2="10.276cm" svg:y2="15.629cm">
            <text:p/>
          </draw:line>
          <draw:line draw:style-name="gr3" draw:text-style-name="P3" draw:layer="layout" svg:x1="9.975cm" svg:y1="15.077cm" svg:x2="9.984cm" svg:y2="14.442cm">
            <text:p/>
          </draw:line>
        </draw:g>
        <draw:g>
          <draw:custom-shape draw:style-name="gr12" draw:text-style-name="P4" draw:layer="layout" svg:width="0.756cm" svg:height="2.244cm" svg:x="18.148cm" svg:y="9.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8.532cm" svg:y1="9.109cm" svg:x2="18.547cm" svg:y2="8.072cm">
            <text:p/>
          </draw:line>
          <draw:line draw:style-name="gr3" draw:text-style-name="P3" draw:layer="layout" svg:x1="18.532cm" svg:y1="12.415cm" svg:x2="18.547cm" svg:y2="11.378cm">
            <text:p/>
          </draw:line>
        </draw:g>
        <draw:line draw:style-name="gr4" draw:text-style-name="P2" draw:layer="layout" svg:x1="18.525cm" svg:y1="8.182cm" svg:x2="18.525cm" svg:y2="6.995cm">
          <text:p/>
        </draw:line>
        <draw:line draw:style-name="gr4" draw:text-style-name="P2" draw:layer="layout" svg:x1="18.525cm" svg:y1="13.47cm" svg:x2="18.525cm" svg:y2="12.283cm">
          <text:p/>
        </draw:line>
        <draw:g>
          <draw:line draw:style-name="gr3" draw:text-style-name="P3" draw:layer="layout" svg:x1="19.695cm" svg:y1="9.591cm" svg:x2="21.871cm" svg:y2="9.591cm">
            <text:p/>
          </draw:line>
          <draw:line draw:style-name="gr3" draw:text-style-name="P3" draw:layer="layout" svg:x1="19.695cm" svg:y1="9.591cm" svg:x2="21.871cm" svg:y2="9.591cm">
            <text:p/>
          </draw:line>
          <draw:line draw:style-name="gr3" draw:text-style-name="P3" draw:layer="layout" svg:x1="19.695cm" svg:y1="10.562cm" svg:x2="21.871cm" svg:y2="10.562cm">
            <text:p/>
          </draw:line>
          <draw:line draw:style-name="gr3" draw:text-style-name="P3" draw:layer="layout" svg:x1="20.768cm" svg:y1="11.874cm" svg:x2="20.785cm" svg:y2="10.554cm">
            <text:p/>
          </draw:line>
          <draw:line draw:style-name="gr3" draw:text-style-name="P3" draw:layer="layout" svg:x1="20.768cm" svg:y1="9.61cm" svg:x2="20.785cm" svg:y2="8.29cm">
            <text:p/>
          </draw:line>
        </draw:g>
        <draw:line draw:style-name="gr4" draw:text-style-name="P2" draw:layer="layout" svg:x1="20.792cm" svg:y1="8.398cm" svg:x2="20.792cm" svg:y2="6.995cm">
          <text:p/>
        </draw:line>
        <draw:line draw:style-name="gr4" draw:text-style-name="P2" draw:layer="layout" svg:x1="20.815cm" svg:y1="13.47cm" svg:x2="20.769cm" svg:y2="11.744cm">
          <text:p/>
        </draw:line>
        <draw:frame draw:style-name="gr13" draw:text-style-name="P5" draw:layer="layout" svg:width="1.618cm" svg:height="1.806cm" svg:x="10.108cm" svg:y="8.007cm">
          <draw:text-box>
            <text:p>D1</text:p>
          </draw:text-box>
        </draw:frame>
        <draw:frame draw:style-name="gr13" draw:text-style-name="P5" draw:layer="layout" svg:width="1.619cm" svg:height="1.806cm" svg:x="13.345cm" svg:y="7.672cm">
          <draw:text-box>
            <text:p>D2</text:p>
          </draw:text-box>
        </draw:frame>
        <draw:frame draw:style-name="gr14" draw:text-style-name="P5" draw:layer="layout" svg:width="1.618cm" svg:height="1.805cm" svg:x="10.216cm" svg:y="11.42cm">
          <draw:text-box>
            <text:p>D3</text:p>
          </draw:text-box>
        </draw:frame>
        <draw:frame draw:style-name="gr14" draw:text-style-name="P5" draw:layer="layout" svg:width="1.62cm" svg:height="1.805cm" svg:x="13.668cm" svg:y="11.42cm">
          <draw:text-box>
            <text:p>D4</text:p>
          </draw:text-box>
        </draw:frame>
        <draw:frame draw:style-name="gr13" draw:text-style-name="P5" draw:layer="layout" svg:width="1.618cm" svg:height="1.806cm" svg:x="16.799cm" svg:y="9.183cm">
          <draw:text-box>
            <text:p>R1</text:p>
          </draw:text-box>
        </draw:frame>
        <draw:frame draw:style-name="gr13" draw:text-style-name="P5" draw:layer="layout" svg:width="1.619cm" svg:height="1.806cm" svg:x="20.9cm" svg:y="8.289cm">
          <draw:text-box>
            <text:p>C1</text:p>
          </draw:text-box>
        </draw:frame>
        <draw:g>
          <draw:custom-shape draw:style-name="gr15" draw:text-style-name="P4" draw:layer="layout" svg:width="0.744cm" svg:height="2.455cm" draw:transform="rotate (1.5707963267949) translate (23.21cm 7.36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3.22cm" svg:y1="6.99cm" svg:x2="22.087cm" svg:y2="6.975cm">
            <text:p/>
          </draw:line>
          <draw:line draw:style-name="gr3" draw:text-style-name="P3" draw:layer="layout" svg:x1="26.835cm" svg:y1="6.99cm" svg:x2="25.702cm" svg:y2="6.975cm">
            <text:p/>
          </draw:line>
        </draw:g>
        <draw:frame draw:style-name="gr14" draw:text-style-name="P5" draw:layer="layout" svg:width="1.619cm" svg:height="1.805cm" svg:x="22.842cm" svg:y="5.7cm">
          <draw:text-box>
            <text:p>R2</text:p>
          </draw:text-box>
        </draw:frame>
        <draw:line draw:style-name="gr4" draw:text-style-name="P2" draw:layer="layout" svg:x1="26.813cm" svg:y1="6.995cm" svg:x2="26.858cm" svg:y2="10.232cm">
          <text:p/>
        </draw:line>
        <draw:g>
          <draw:custom-shape draw:style-name="gr16" draw:text-style-name="P4" draw:layer="layout" svg:width="0.984cm" svg:height="0.987cm" draw:transform="rotate (3.13688026460941) translate (27.342cm 8.52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7.365cm" svg:y1="8.539cm" svg:x2="26.295cm" svg:y2="8.544cm">
            <text:p/>
          </draw:line>
        </draw:g>
        <draw:g>
          <draw:custom-shape draw:style-name="gr16" draw:text-style-name="P4" draw:layer="layout" svg:width="0.985cm" svg:height="0.986cm" draw:transform="skewX (-0.0010471975511966) rotate (3.13688026460941) translate (27.353cm 9.92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7.375cm" svg:y1="9.942cm" svg:x2="26.305cm" svg:y2="9.947cm">
            <text:p/>
          </draw:line>
        </draw:g>
        <draw:line draw:style-name="gr4" draw:text-style-name="P2" draw:layer="layout" svg:x1="26.835cm" svg:y1="11.096cm" svg:x2="26.835cm" svg:y2="13.47cm">
          <text:p/>
        </draw:line>
        <draw:g>
          <draw:custom-shape draw:style-name="gr17" draw:text-style-name="P4" draw:layer="layout" svg:width="0.984cm" svg:height="0.985cm" draw:transform="rotate (3.13688026460941) translate (27.342cm 12.37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7.365cm" svg:y1="12.386cm" svg:x2="26.295cm" svg:y2="12.391cm">
            <text:p/>
          </draw:line>
        </draw:g>
        <draw:frame draw:style-name="gr13" draw:text-style-name="P5" draw:layer="layout" svg:width="1.618cm" svg:height="1.806cm" svg:x="26.836cm" svg:y="6.671cm">
          <draw:text-box>
            <text:p>D5</text:p>
          </draw:text-box>
        </draw:frame>
        <draw:frame draw:style-name="gr14" draw:text-style-name="P5" draw:layer="layout" svg:width="1.619cm" svg:height="1.805cm" svg:x="27.159cm" svg:y="8.212cm">
          <draw:text-box>
            <text:p>D6</text:p>
          </draw:text-box>
        </draw:frame>
        <draw:frame draw:style-name="gr13" draw:text-style-name="P5" draw:layer="layout" svg:width="1.942cm" svg:height="1.806cm" svg:x="27.159cm" svg:y="10.909cm">
          <draw:text-box>
            <text:p>D22</text:p>
          </draw:text-box>
        </draw:frame>
        <draw:frame draw:style-name="gr18" draw:text-style-name="P5" draw:layer="layout" svg:width="1.297cm" svg:height="1.266cm" draw:transform="rotate (-1.57463605114929) translate (27.567cm 10.13cm)">
          <draw:text-box>
            <text:p>... </text:p>
          </draw:text-box>
        </draw:frame>
        <draw:frame draw:style-name="gr9" draw:text-style-name="P5" draw:layer="layout" svg:width="0.971cm" svg:height="1.038cm" svg:x="25.972cm" svg:y="5.808cm">
          <draw:text-box>
            <text:p>4</text:p>
          </draw:text-box>
        </draw:frame>
        <draw:line draw:style-name="gr19" draw:text-style-name="P2" draw:layer="layout" svg:x1="6.8cm" svg:y1="8cm" svg:x2="6.8cm" svg:y2="12.2cm">
          <text:p/>
        </draw:line>
        <draw:line draw:style-name="gr19" draw:text-style-name="P2" draw:layer="layout" svg:x1="7.1cm" svg:y1="8cm" svg:x2="7.1cm" svg:y2="12.2cm">
          <text:p/>
        </draw:line>
        <draw:frame draw:style-name="gr20" draw:text-style-name="P5" draw:layer="layout" svg:width="1.772cm" svg:height="2.384cm" svg:x="6.3cm" svg:y="7.116cm">
          <draw:text-box>
            <text:p>n: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5-07T02:09:59.532804719</dc:date>
    <meta:editing-duration>PT34M49S</meta:editing-duration>
    <meta:editing-cycles>8</meta:editing-cycles>
    <meta:generator>LibreOffice/6.4.6.2$Linux_X86_64 LibreOffice_project/40$Build-2</meta:generator>
    <meta:document-statistic meta:object-count="135"/>
  </office:meta>
</office:document-meta>
</file>